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"Uwaaah! Is that a giant crab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"At the very least, it doesn't seem to be
a dragon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N-No, you've got it all wrong! What I said
was Shining Draconic Crab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"I-It looks really tough...! Everyone, please
be on your guard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"Right! Time to go all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Impudent Heavenly Maidens! This shall
be your final battl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"Go!! Shining Draconic Crab!! Crush these
fools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"(If you look closely, it's clearly not a crab...)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"Eh? That's okay, I don't really need to use
the toile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"I-I'm not so desperate that I'd use
something like that, don't you worry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"Y-Yep... there don't seem to be any toilets
around here... would you give me just a
minute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"Th-Thank you...! I'll go give it a spin, so
wait here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"Kh... hh... dammit, it's leaking ou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"Phew... all better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"A toilet? I don't particularly need to go,
thank you very much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"I don't need to go nearly bad enough to
use one of those, go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"F... Fine... since there doesn't seem to be
a bathroom anywhere close by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"W-Well... you have to make do with what
you've got...!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"Agh, qu-quickly, give me th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"Haah... I-I can't believe I used one of those
in a place like this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"Hweh? Naah, I'm goo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"I don't wanna! I ain't exactly burstin' here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"Ah, you've got somethin' real good over
there! Gimme, gimme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"O-One, please! I can't hold it anymor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"I'm g-gonna pee myself! Hurry... up...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"Fuu—... that felt amazin'... ☆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"I-I've already dealt with it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"I-I-I'm quite all righ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"Uuu... if Saotome-san is telling me to,
then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"U... Understood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"I... can't... hold it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"Y-Y-You didn't... hear it, did you...?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"I-Isn't that an item for those who need to
relieve themselves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"No, I-I'm still absolutely... fine, thank
you... 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"U-Umm... may I borrow that...? Thank
you very much! /////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"Hauu, I-I'm saved...! I will take you up on
your kind offer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"It's... coming... out...! I-I can't take it
any longer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"Haah... I-I needed that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"Whaa? That won't be necessary right
nooow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"I have to pee into thaaat?! That sounds a
little embarrassing, so I'll paaass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"I can't hold my pee anymore... d-do you
mind if I use thaaat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"Aaah! I'll take thaaat! I was just about at
my limiii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"Yikes, I'm about to blooow!! Hurry, hurry,
lend me thaaat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"Fuuuu...! My bladder has been emptied!
I'm all betterrr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2T19:36:02+01:00</meta:creation-date>
    <dc:date>2019-12-02T19:36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